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9.99mm" svg:height="89.99mm" svg:x="59.71mm" svg:y="1mm">
            <draw:object draw:notify-on-update-of-ranges="Tabelle1.A2:Tabelle1.A202 Tabelle1.B1:Tabelle1.B1 Tabelle1.B2:Tabelle1.B202 Tabelle1.A2:Tabelle1.A202 Tabelle1.C1:Tabelle1.C1 Tabelle1.C2:Tabelle1.C202 Tabelle1.A2:Tabelle1.A202 Tabelle1.D1:Tabelle1.D1 Tabelle1.D2:Tabelle1.D202 Tabelle1.A2:Tabelle1.A202 Tabelle1.E1:Tabelle1.E1 Tabelle1.E2:Tabelle1.E2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otal-0</text:p>
          </table:table-cell>
          <table:table-cell office:value-type="string" calcext:value-type="string">
            <text:p>Total-1</text:p>
          </table:table-cell>
          <table:table-cell office:value-type="string" calcext:value-type="string">
            <text:p>Total-2</text:p>
          </table:table-cell>
          <table:table-cell office:value-type="string" calcext:value-type="string">
            <text:p>Total-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3"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number-columns-repeated="3"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59" calcext:value-type="float">
            <text:p>259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0" calcext:value-type="float">
            <text:p>260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38" calcext:value-type="float">
            <text:p>23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61" calcext:value-type="float">
            <text:p>261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6" calcext:value-type="float">
            <text:p>276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46" calcext:value-type="float">
            <text:p>246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3" calcext:value-type="float">
            <text:p>253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75" calcext:value-type="float">
            <text:p>275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4" calcext:value-type="float">
            <text:p>254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2" calcext:value-type="float">
            <text:p>252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84" calcext:value-type="float">
            <text:p>284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3" calcext:value-type="float">
            <text:p>283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4" calcext:value-type="float">
            <text:p>284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7" calcext:value-type="float">
            <text:p>287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7" calcext:value-type="float">
            <text:p>257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office:value-type="float" office:value="253" calcext:value-type="float">
            <text:p>253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53" calcext:value-type="float">
            <text:p>253</text:p>
          </table:table-cell>
          <table:table-cell office:value-type="float" office:value="306" calcext:value-type="float">
            <text:p>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.00.0000</text:date>, <text:time style:data-style-name="N2" text:time-value="10:40:17.789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4T10:30:05.139000000</meta:creation-date>
    <meta:generator>LibreOffice/5.4.6.2$Windows_X86_64 LibreOffice_project/4014ce260a04f1026ba855d3b8d91541c224eab8</meta:generator>
    <dc:date>2020-06-24T10:48:52.542000000</dc:date>
    <meta:editing-duration>PT17M27S</meta:editing-duration>
    <meta:editing-cycles>14</meta:editing-cycles>
    <meta:document-statistic meta:table-count="1" meta:cell-count="8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199cm" svg:y="0.316cm" chart:style-name="ch2">
          <text:p>Node Count History  -  aig_9_min.aag</text:p>
        </chart:title>
        <chart:legend chart:legend-position="end" svg:x="13.598cm" svg:y="3.454cm" style:legend-expansion="high" chart:style-name="ch3"/>
        <chart:plot-area chart:style-name="ch4" table:cell-range-address="Tabelle1.A2:Tabelle1.E202 Tabelle1.B1:Tabelle1.E1" chart:data-source-has-labels="row" svg:x="1.331cm" svg:y="1.275cm" svg:width="11.947cm" svg:height="6.564cm">
          <chartooo:coordinate-region svg:x="2.138cm" svg:y="1.474cm" svg:width="10.953cm" svg:height="5.718cm"/>
          <chart:axis chart:dimension="x" chart:name="primary-x" chart:style-name="ch5">
            <chart:title svg:x="6.453cm" svg:y="8.019cm" chart:style-name="ch6">
              <text:p># Iterations</text:p>
            </chart:title>
          </chart:axis>
          <chart:axis chart:dimension="y" chart:name="primary-y" chart:style-name="ch5">
            <chart:title svg:x="0.451cm" svg:y="5.223cm" chart:style-name="ch7">
              <text:p># Nodes</text:p>
            </chart:title>
            <chart:grid chart:style-name="ch8" chart:class="major"/>
          </chart:axis>
          <chart:series chart:style-name="ch9" chart:values-cell-range-address="Tabelle1.B2:Tabelle1.B202" chart:label-cell-address="Tabelle1.B1:Tabelle1.B1" chart:class="chart:scatter">
            <chart:domain table:cell-range-address="Tabelle1.A2:Tabelle1.A202"/>
            <chart:data-point chart:repeated="201"/>
          </chart:series>
          <chart:series chart:style-name="ch10" chart:values-cell-range-address="Tabelle1.C2:Tabelle1.C202" chart:label-cell-address="Tabelle1.C1:Tabelle1.C1" chart:class="chart:scatter">
            <chart:data-point chart:repeated="201"/>
          </chart:series>
          <chart:series chart:style-name="ch11" chart:values-cell-range-address="Tabelle1.D2:Tabelle1.D202" chart:label-cell-address="Tabelle1.D1:Tabelle1.D1" chart:class="chart:scatter">
            <chart:data-point chart:repeated="201"/>
          </chart:series>
          <chart:series chart:style-name="ch12" chart:values-cell-range-address="Tabelle1.E2:Tabelle1.E202" chart:label-cell-address="Tabelle1.E1:Tabelle1.E1" chart:class="chart:scatter">
            <chart:data-point chart:repeated="20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Total-0</text:p>
                <draw:g>
                  <svg:desc>Tabelle1.B1:Tabelle1.B1</svg:desc>
                </draw:g>
              </table:table-cell>
              <table:table-cell office:value-type="string">
                <text:p>Total-1</text:p>
                <draw:g>
                  <svg:desc>Tabelle1.C1:Tabelle1.C1</svg:desc>
                </draw:g>
              </table:table-cell>
              <table:table-cell office:value-type="string">
                <text:p>Total-2</text:p>
                <draw:g>
                  <svg:desc>Tabelle1.D1:Tabelle1.D1</svg:desc>
                </draw:g>
              </table:table-cell>
              <table:table-cell office:value-type="string">
                <text:p>Total-3</text:p>
                <draw:g>
                  <svg:desc>Tabelle1.E1:Tabe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202</svg:desc>
                </draw:g>
              </table:table-cell>
              <table:table-cell office:value-type="float" office:value="340">
                <text:p>340</text:p>
                <draw:g>
                  <svg:desc>Tabelle1.B2:Tabelle1.B202</svg:desc>
                </draw:g>
              </table:table-cell>
              <table:table-cell office:value-type="float" office:value="340">
                <text:p>340</text:p>
                <draw:g>
                  <svg:desc>Tabelle1.C2:Tabelle1.C202</svg:desc>
                </draw:g>
              </table:table-cell>
              <table:table-cell office:value-type="float" office:value="340">
                <text:p>340</text:p>
                <draw:g>
                  <svg:desc>Tabelle1.D2:Tabelle1.D202</svg:desc>
                </draw:g>
              </table:table-cell>
              <table:table-cell office:value-type="float" office:value="340">
                <text:p>340</text:p>
                <draw:g>
                  <svg:desc>Tabelle1.E2:Tabelle1.E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9">
                <text:p>239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">
                <text:p>4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">
                <text:p>5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237">
                <text:p>237</text:p>
              </table:table-cell>
              <table:table-cell office:value-type="float" office:value="238">
                <text:p>238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59">
                <text:p>259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">
                <text:p>7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0">
                <text:p>260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">
                <text:p>8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">
                <text:p>9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38">
                <text:p>238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">
                <text:p>11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61">
                <text:p>261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7">
                <text:p>247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">
                <text:p>12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">
                <text:p>13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6">
                <text:p>276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">
                <text:p>14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46">
                <text:p>246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2">
                <text:p>25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2">
                <text:p>252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">
                <text:p>15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3">
                <text:p>253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75">
                <text:p>275</text:p>
              </table:table-cell>
              <table:table-cell office:value-type="float" office:value="254">
                <text:p>2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4">
                <text:p>2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4">
                <text:p>2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">
                <text:p>16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">
                <text:p>17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2">
                <text:p>252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284">
                <text:p>284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">
                <text:p>19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3">
                <text:p>283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4">
                <text:p>284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7">
                <text:p>287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5">
                <text:p>285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5">
                <text:p>285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">
                <text:p>20</text:p>
              </table:table-cell>
              <table:table-cell office:value-type="float" office:value="257">
                <text:p>257</text:p>
              </table:table-cell>
              <table:table-cell office:value-type="float" office:value="285">
                <text:p>285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286">
                <text:p>286</text:p>
              </table:table-cell>
              <table:table-cell office:value-type="float" office:value="253">
                <text:p>253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285">
                <text:p>285</text:p>
              </table:table-cell>
              <table:table-cell office:value-type="float" office:value="253">
                <text:p>253</text:p>
              </table:table-cell>
              <table:table-cell office:value-type="float" office:value="306">
                <text:p>3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Windows_X86_64 LibreOffice_project/4014ce260a04f1026ba855d3b8d91541c224eab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